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shHttpMessage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HttpMessage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HttpMessage.setMessage( LinkedMultiValueMap &lt; String , String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HttpMessage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26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